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/>
      <style:text-properties fo:color="#000000" style:font-name="Verdana" fo:font-size="10pt" style:font-size-asian="10pt" style:font-name-complex="Verdana"/>
    </style:style>
    <style:style style:name="P2" style:family="paragraph" style:parent-style-name="Text_20_body">
      <style:text-properties fo:color="#000000" style:font-name="Verdana" fo:font-size="10pt" style:font-size-asian="10pt" style:font-name-complex="Verdan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8. Programa Java que lea dos números enteros por teclado y los muestre por pantalla.</text:p>
      <text:p text:style-name="P2">Y además lea un nombre y tambien lo muestre por pantalla</text:p>
      <text:p text:style-name="P2">ejercicio10.Programa que lee por teclado el valor del radio de una circunferencia y calcula y muestra por pantalla la longitud y el área de la circunferencia. </text:p>
      <text:p text:style-name="P2">Ejercicio11. Programa Java que lea un número entero de 3 cifras y muestre por separado las cifras del número.</text:p>
      <text:p text:style-name="P2">Ejercicio12. Programa que lea un número entero N de 5 cifras y muestre sus cifras igual que en el ejemplo.</text:p>
      <text:p text:style-name="Text_20_body">Por ejemplo para un número N = 12345 <text:s/>La salida debe ser:</text:p>
      <text:p text:style-name="Text_20_body">1</text:p>
      <text:p text:style-name="Text_20_body">12</text:p>
      <text:p text:style-name="Text_20_body">123</text:p>
      <text:p text:style-name="Text_20_body">1234</text:p>
      <text:p text:style-name="P2">12345</text:p>
      <text:p text:style-name="Text_20_body"><text:span text:style-name="T1">Ejercicio</text:span> 13: Programa que pida por teclado la fecha de nacimiento de una persona (dia, mes, año) y calcule su número de la suerte.</text:p>
      <text:p text:style-name="P2">El número de la suerte se calcula sumando el día, mes y año de la fecha de nacimiento y a continuación sumando las cifras obtenidas en la suma.</text:p>
      <text:p text:style-name="P2">Ejercicio14. Programa que lea un carácter por teclado y compruebe si es una letra mayúscula</text:p>
      <text:p text:style-name="P2">ejercicio15. El programa lee por teclado tres números enteros y calcula y muestra el mayor de los tres.</text:p>
      <text:p text:style-name="P2">Ejercicio16. Programa que lea por teclado tres números enteros H, M, S correspondientes a hora, minutos y segundos respectivamente, y comprueba si la hora que indican es una hora válida. </text:p>
      <text:p text:style-name="P1">Ejercicio17. Programa que lea una variable entera mes y compruebe si el valor corresponde a un mes de 30 días, de 31 o de 28. Supondremos que febrero tiene 28 días. Se mostrará además el nombre del mes. Se debe comprobar que el valor introducido esté comprendido entre 1 y 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 </meta:initial-creator>
    <meta:creation-date>2018-10-02T19:26:43.42</meta:creation-date>
    <meta:document-statistic meta:table-count="0" meta:image-count="0" meta:object-count="0" meta:page-count="1" meta:paragraph-count="17" meta:word-count="274" meta:character-count="1526"/>
    <dc:date>2018-10-02T19:28:46.06</dc:date>
    <dc:creator>mer </dc:creator>
    <meta:editing-duration>PT2M2S</meta:editing-duration>
    <meta:editing-cycles>1</meta:editing-cycles>
    <meta:generator>OpenOffice/4.1.5$Win32 OpenOffice.org_project/415m1$Build-9789</meta:generator>
  </office:meta>
</office:document-meta>
</file>